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4272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2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5" table:default-cell-style-name="ce1"/>
        <table:table-column table:style-name="co4" table:number-columns-repeated="1006" table:default-cell-style-name="ce1"/>
        <table:table-row table:style-name="ro1">
          <table:table-cell office:value-type="string" calcext:value-type="string">
            <text:p>Gebäude</text:p>
          </table:table-cell>
          <table:table-cell/>
          <table:table-cell table:style-name="ce18" office:value-type="string" calcext:value-type="string" table:number-columns-spanned="4" table:number-rows-spanned="1">
            <text:p>Schadensklasse</text:p>
          </table:table-cell>
          <table:covered-table-cell table:number-columns-repeated="3"/>
          <table:table-cell table:style-name="ce18" table:number-columns-repeated="4"/>
          <table:table-cell table:number-columns-repeated="2"/>
          <table:table-cell office:value-type="string" calcext:value-type="string">
            <text:p>Gegner</text:p>
          </table:table-cell>
          <table:table-cell table:style-name="ce18" office:value-type="string" calcext:value-type="string" table:number-columns-spanned="4" table:number-rows-spanned="1">
            <text:p>Schadensklasse</text:p>
          </table:table-cell>
          <table:covered-table-cell table:number-columns-repeated="3"/>
          <table:table-cell table:number-columns-repeated="1007"/>
        </table:table-row>
        <table:table-row table:style-name="ro2">
          <table:table-cell/>
          <table:table-cell table:style-name="ce17" office:value-type="string" calcext:value-type="string">
            <text:p>Stage</text:p>
          </table:table-cell>
          <table:table-cell table:style-name="ce19" office:value-type="string" calcext:value-type="string">
            <text:p>1</text:p>
            <text:p>Stitch</text:p>
          </table:table-cell>
          <table:table-cell table:style-name="ce19" office:value-type="string" calcext:value-type="string">
            <text:p>2</text:p>
            <text:p>Poison</text:p>
          </table:table-cell>
          <table:table-cell table:style-name="ce19" office:value-type="string" calcext:value-type="string">
            <text:p>3</text:p>
            <text:p>Magic</text:p>
          </table:table-cell>
          <table:table-cell table:style-name="ce19" office:value-type="string" calcext:value-type="string">
            <text:p>4</text:p>
            <text:p>Air</text:p>
          </table:table-cell>
          <table:table-cell table:style-name="ce20" office:value-type="string" calcext:value-type="string">
            <text:p>Speed</text:p>
          </table:table-cell>
          <table:table-cell table:style-name="ce19" office:value-type="string" calcext:value-type="string">
            <text:p>Slowdown</text:p>
            <text:p>Earn..</text:p>
          </table:table-cell>
          <table:table-cell table:style-name="ce20" office:value-type="string" calcext:value-type="string">
            <text:p>Range</text:p>
          </table:table-cell>
          <table:table-cell table:style-name="ce20" office:value-type="string" calcext:value-type="string">
            <text:p>Reloadtime</text:p>
          </table:table-cell>
          <table:table-cell table:style-name="ce17" office:value-type="string" calcext:value-type="string">
            <text:p>Kosten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9" office:value-type="string" calcext:value-type="string">
            <text:p>1</text:p>
            <text:p>Stitch</text:p>
          </table:table-cell>
          <table:table-cell table:style-name="ce19" office:value-type="string" calcext:value-type="string">
            <text:p>2</text:p>
            <text:p>Poison</text:p>
          </table:table-cell>
          <table:table-cell table:style-name="ce19" office:value-type="string" calcext:value-type="string">
            <text:p>3</text:p>
            <text:p>Magic</text:p>
          </table:table-cell>
          <table:table-cell table:style-name="ce19" office:value-type="string" calcext:value-type="string">
            <text:p>4</text:p>
            <text:p>Air</text:p>
          </table:table-cell>
          <table:table-cell table:style-name="ce17" office:value-type="string" calcext:value-type="string">
            <text:p>Spe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itchtower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Bug, Ge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 office:value-type="string" calcext:value-type="string">
            <text:p>Yellow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2250" calcext:value-type="float">
            <text:p>2250</text:p>
          </table:table-cell>
          <table:table-cell table:style-name="ce21" office:value-type="float" office:value="18" calcext:value-type="float">
            <text:p>18</text:p>
          </table:table-cell>
          <table:table-cell/>
          <table:table-cell table:style-name="ce22" office:value-type="string" calcext:value-type="string">
            <text:p>Balloon Red, Car, Ge2, C_Ge2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 office:value-type="string" calcext:value-type="string">
            <text:p>C_Stic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float" office:value="33" calcext:value-type="float">
            <text:p>33</text:p>
          </table:table-cell>
          <table:table-cell/>
          <table:table-cell table:style-name="ce22" office:value-type="string" calcext:value-type="string">
            <text:p>Tank3, Ge3, C_Knight4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.5" calcext:value-type="float">
            <text:p>2.5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300" calcext:value-type="float">
            <text:p>2300</text:p>
          </table:table-cell>
          <table:table-cell table:style-name="ce21" office:value-type="float" office:value="60" calcext:value-type="float">
            <text:p>60</text:p>
          </table:table-cell>
          <table:table-cell/>
          <table:table-cell table:style-name="ce22" office:value-type="string" calcext:value-type="string">
            <text:p>Car2, Ge4, C_Knight2</text:p>
          </table:table-cell>
          <table:table-cell table:style-name="ce18" office:value-type="float" office:value="63" calcext:value-type="float">
            <text:p>63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 table:number-columns-repeated="10"/>
          <table:table-cell table:style-name="ce21"/>
          <table:table-cell/>
          <table:table-cell table:style-name="ce22" office:value-type="string" calcext:value-type="string">
            <text:p>Panzer, Ge5, C_Knight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.5" calcext:value-type="float">
            <text:p>2.5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 office:value-type="string" calcext:value-type="string">
            <text:p>Poisontower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float" office:value="15" calcext:value-type="float">
            <text:p>15</text:p>
          </table:table-cell>
          <table:table-cell/>
          <table:table-cell table:style-name="ce22" office:value-type="string" calcext:value-type="string">
            <text:p>Tank2, Ge6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.25" calcext:value-type="float">
            <text:p>2.25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 office:value-type="string" calcext:value-type="string">
            <text:p>Gree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250" calcext:value-type="float">
            <text:p>2250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Tank5, Black, Schnecke</text:p>
          </table:table-cell>
          <table:table-cell table:style-name="ce18" office:value-type="float" office:value="1000" calcext:value-type="float">
            <text:p>100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 office:value-type="string" calcext:value-type="string">
            <text:p>C_Cano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22" office:value-type="string" calcext:value-type="string">
            <text:p>Stitch_Bonus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2"/>
          <table:table-cell table:number-columns-repeated="1004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300" calcext:value-type="float">
            <text:p>2300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8"/>
          <table:table-cell table:style-name="ce22"/>
          <table:table-cell table:number-columns-repeated="1004"/>
        </table:table-row>
        <table:table-row table:style-name="ro1">
          <table:table-cell table:number-columns-repeated="10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Magictower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float" office:value="25" calcext:value-type="float">
            <text:p>25</text:p>
          </table:table-cell>
          <table:table-cell/>
          <table:table-cell table:style-name="ce22" office:value-type="string" calcext:value-type="string">
            <text:p>Balloon Green, Mouse, Gr1, C_Spider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250" calcext:value-type="float">
            <text:p>2250</text:p>
          </table:table-cell>
          <table:table-cell table:style-name="ce21" office:value-type="float" office:value="35" calcext:value-type="float">
            <text:p>35</text:p>
          </table:table-cell>
          <table:table-cell/>
          <table:table-cell table:style-name="ce22" office:value-type="string" calcext:value-type="string">
            <text:p>Opponent1, Gr2, C_Slimy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_Magic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.5" calcext:value-type="float">
            <text:p>6.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float" office:value="60" calcext:value-type="float">
            <text:p>60</text:p>
          </table:table-cell>
          <table:table-cell/>
          <table:table-cell table:style-name="ce22" office:value-type="string" calcext:value-type="string">
            <text:p>Tank1. Gr3, C_nakedGreenLady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300" calcext:value-type="float">
            <text:p>2300</text:p>
          </table:table-cell>
          <table:table-cell table:style-name="ce21" office:value-type="float" office:value="90" calcext:value-type="float">
            <text:p>90</text:p>
          </table:table-cell>
          <table:table-cell/>
          <table:table-cell table:style-name="ce22" office:value-type="string" calcext:value-type="string">
            <text:p>Spider, Gr4, C_GreenLady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30" calcext:value-type="float">
            <text:p>23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2.75" calcext:value-type="float">
            <text:p>2.7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21"/>
          <table:table-cell/>
          <table:table-cell table:style-name="ce22" office:value-type="string" calcext:value-type="string">
            <text:p>Sheep, Gr5, C_ZombieLady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80" calcext:value-type="float">
            <text:p>58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irtower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Tank7, Balloon White, Gr6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u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string" calcext:value-type="string">
            <text:p>-</text:p>
          </table:table-cell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float" office:value="17" calcext:value-type="float">
            <text:p>17</text:p>
          </table:table-cell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C_Tesla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000" calcext:value-type="float">
            <text:p>3000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22" office:value-type="string" calcext:value-type="string">
            <text:p>Balloon Blue, R1, CC_R1, C_dwarf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000" calcext:value-type="float">
            <text:p>3000</text:p>
          </table:table-cell>
          <table:table-cell table:style-name="ce21" office:value-type="float" office:value="50" calcext:value-type="float">
            <text:p>50</text:p>
          </table:table-cell>
          <table:table-cell/>
          <table:table-cell table:style-name="ce22" office:value-type="string" calcext:value-type="string">
            <text:p>Duck, R2, C_PigWizzard2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22" office:value-type="string" calcext:value-type="string">
            <text:p>Tank6, R3, C_PigWizzard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owtower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4s 70% dyn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Zombi, R4, C_PigWizzard3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310" calcext:value-type="float">
            <text:p>3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owtower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4s 50% dyn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float" office:value="25" calcext:value-type="float">
            <text:p>25</text:p>
          </table:table-cell>
          <table:table-cell/>
          <table:table-cell table:style-name="ce22" office:value-type="string" calcext:value-type="string">
            <text:p>Tank4, R5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780" calcext:value-type="float">
            <text:p>78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80% stat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float" office:value="50" calcext:value-type="float">
            <text:p>50</text:p>
          </table:table-cell>
          <table:table-cell/>
          <table:table-cell table:style-name="ce22" office:value-type="string" calcext:value-type="string">
            <text:p>Herz, Balloon Yellow, R6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950" calcext:value-type="float">
            <text:p>195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.25" calcext:value-type="float">
            <text:p>2.25</text:p>
          </table:table-cell>
          <table:table-cell table:number-columns-repeated="1006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50% stat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float" office:value="100" calcext:value-type="float">
            <text:p>100</text:p>
          </table:table-cell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 table:number-columns-repeated="12"/>
          <table:table-cell table:style-name="ce22" office:value-type="string" calcext:value-type="string">
            <text:p>Bird, B1, C_syrene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aostower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" calcext:value-type="float">
            <text:p>50</text:p>
          </table:table-cell>
          <table:table-cell/>
          <table:table-cell table:style-name="ce22" office:value-type="string" calcext:value-type="string">
            <text:p>Starfighter, B2, C_Eye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lored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40" calcext:value-type="float">
            <text:p>4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150" calcext:value-type="float">
            <text:p>150</text:p>
          </table:table-cell>
          <table:table-cell/>
          <table:table-cell table:style-name="ce22" office:value-type="string" calcext:value-type="string">
            <text:p>Hubi, B3, C_FlyRobot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_Statue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80" calcext:value-type="float">
            <text:p>8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500" calcext:value-type="float">
            <text:p>3500</text:p>
          </table:table-cell>
          <table:table-cell table:style-name="ce18" office:value-type="float" office:value="220" calcext:value-type="float">
            <text:p>220</text:p>
          </table:table-cell>
          <table:table-cell/>
          <table:table-cell table:style-name="ce22" office:value-type="string" calcext:value-type="string">
            <text:p>Plain, B4, C_plane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18" table:number-columns-repeated="10"/>
          <table:table-cell/>
          <table:table-cell table:style-name="ce22" office:value-type="string" calcext:value-type="string">
            <text:p>Zeppelin, B5, C_Slimy6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lashtower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plashr.: 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15" calcext:value-type="float">
            <text:p>15</text:p>
          </table:table-cell>
          <table:table-cell/>
          <table:table-cell table:style-name="ce22" office:value-type="string" calcext:value-type="string">
            <text:p>UFO, B6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lashtower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plashr.: 5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50" calcext:value-type="float">
            <text:p>50</text:p>
          </table:table-cell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/>
          <table:table-cell table:style-name="ce18" table:number-columns-repeated="10"/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Bank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50" calcext:value-type="float">
            <text:p>50</text:p>
          </table:table-cell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Bank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150" calcext:value-type="float">
            <text:p>150</text:p>
          </table:table-cell>
          <table:table-cell/>
          <table:table-cell table:style-name="ce22"/>
          <table:table-cell table:style-name="ce18" table:number-columns-repeated="5"/>
          <table:table-cell table:number-columns-repeated="1006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/>
          <table:table-cell table:style-name="ce18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Traptower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750" calcext:value-type="float">
            <text:p>375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3500" calcext:value-type="float">
            <text:p>3500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cke1, C_shi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cke2, C_Stop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Tabelle1.$A$1" table:cell-range-address="Tabelle1.$A$1:Tabelle1.$R$44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.3in" fo:margin-bottom="0.3in" fo:margin-left="0.7in" fo:margin-right="0.7in" style:print-page-order="ttb" style:first-page-number="continue" style:scale-to="85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chaechterle Uwe (PA-LF/END4-Wa)</meta:initial-creator>
    <meta:creation-date>2016-07-12T11:26:18Z</meta:creation-date>
    <dc:date>2024-01-02T18:28:29.173269691</dc:date>
    <meta:editing-cycles>17</meta:editing-cycles>
    <meta:editing-duration>PT4H42M25S</meta:editing-duration>
    <meta:document-statistic meta:table-count="1" meta:cell-count="540" meta:object-count="0"/>
    <meta:user-defined meta:name="MSIP_Label_7f4c45ff-ee86-4b09-ad77-569638aba185_ActionId">c76de68b-7c0d-4f8a-a3c4-e194cb795f0b</meta:user-defined>
    <meta:user-defined meta:name="MSIP_Label_7f4c45ff-ee86-4b09-ad77-569638aba185_ContentBits">0</meta:user-defined>
    <meta:user-defined meta:name="MSIP_Label_7f4c45ff-ee86-4b09-ad77-569638aba185_Enabled">true</meta:user-defined>
    <meta:user-defined meta:name="MSIP_Label_7f4c45ff-ee86-4b09-ad77-569638aba185_Method">Privileged</meta:user-defined>
    <meta:user-defined meta:name="MSIP_Label_7f4c45ff-ee86-4b09-ad77-569638aba185_Name" meta:value-type="string">Public</meta:user-defined>
    <meta:user-defined meta:name="MSIP_Label_7f4c45ff-ee86-4b09-ad77-569638aba185_SetDate" meta:value-type="string">2021-09-27T04:39:45Z</meta:user-defined>
    <meta:user-defined meta:name="MSIP_Label_7f4c45ff-ee86-4b09-ad77-569638aba185_SiteId" meta:value-type="string">702ed1df-fbf3-42e7-a14d-db80a314e632</meta:user-defined>
  </office:meta>
</office:document-meta>
</file>